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Pericles" svg:font-family="Pericles"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2" style:family="table">
      <style:table-properties style:width="6.6924in" table:align="margins"/>
    </style:style>
    <style:style style:name="Table2.A" style:family="table-column">
      <style:table-column-properties style:column-width="0.2194in" style:rel-column-width="2148*"/>
    </style:style>
    <style:style style:name="Table2.B" style:family="table-column">
      <style:table-column-properties style:column-width="1.0521in" style:rel-column-width="10302*"/>
    </style:style>
    <style:style style:name="Table2.C" style:family="table-column">
      <style:table-column-properties style:column-width="3.9833in" style:rel-column-width="39006*"/>
    </style:style>
    <style:style style:name="Table2.D" style:family="table-column">
      <style:table-column-properties style:column-width="1.4375in" style:rel-column-width="14079*"/>
    </style:style>
    <style:style style:name="Table2.A1" style:family="table-cell" style:data-style-name="N0">
      <style:table-cell-properties fo:padding="0.0382in" fo:border-left="0.0007in solid #000000" fo:border-right="none" fo:border-top="0.0007in solid #000000" fo:border-bottom="0.0007in solid #000000"/>
    </style:style>
    <style:style style:name="Table2.B1" style:family="table-cell">
      <style:table-cell-properties fo:padding="0.0382in" fo:border-left="0.0007in solid #000000" fo:border-right="none" fo:border-top="0.0007in solid #000000" fo:border-bottom="0.0007in solid #000000"/>
    </style:style>
    <style:style style:name="Table2.D1" style:family="table-cell" style:data-style-name="N0">
      <style:table-cell-properties fo:padding="0.0382in" fo:border="0.0007in solid #000000"/>
    </style:style>
    <style:style style:name="Table2.A2" style:family="table-cell" style:data-style-name="N0">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none" fo:border-top="none" fo:border-bottom="0.0007in solid #000000"/>
    </style:style>
    <style:style style:name="Table2.D2" style:family="table-cell" style:data-style-name="N0">
      <style:table-cell-properties fo:padding="0.0382in" fo:border-left="0.0007in solid #000000" fo:border-right="0.0007in solid #000000" fo:border-top="none" fo:border-bottom="0.0007in solid #000000"/>
    </style:style>
    <style:style style:name="Table1" style:family="table">
      <style:table-properties style:width="4.8257in" table:align="left"/>
    </style:style>
    <style:style style:name="Table1.A" style:family="table-column">
      <style:table-column-properties style:column-width="0.4854in"/>
    </style:style>
    <style:style style:name="Table1.B" style:family="table-column">
      <style:table-column-properties style:column-width="0.5403in"/>
    </style:style>
    <style:style style:name="Table1.C" style:family="table-column">
      <style:table-column-properties style:column-width="0.5563in"/>
    </style:style>
    <style:style style:name="Table1.D" style:family="table-column">
      <style:table-column-properties style:column-width="0.6313in"/>
    </style:style>
    <style:style style:name="Table1.E" style:family="table-column">
      <style:table-column-properties style:column-width="0.5507in"/>
    </style:style>
    <style:style style:name="Table1.F" style:family="table-column">
      <style:table-column-properties style:column-width="0.4132in"/>
    </style:style>
    <style:style style:name="Table1.G" style:family="table-column">
      <style:table-column-properties style:column-width="0.7278in"/>
    </style:style>
    <style:style style:name="Table1.H" style:family="table-column">
      <style:table-column-properties style:column-width="0.9208in"/>
    </style:style>
    <style:style style:name="Table1.A1" style:family="table-cell">
      <style:table-cell-properties fo:padding="0.0382in" fo:border-left="0.0007in solid #000000" fo:border-right="none" fo:border-top="0.0007in solid #000000" fo:border-bottom="0.0007in solid #000000"/>
    </style:style>
    <style:style style:name="Table1.H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H2" style:family="table-cell">
      <style:table-cell-properties fo:padding="0.0382in" fo:border-left="0.0007in solid #000000" fo:border-right="0.0007in solid #000000" fo:border-top="none" fo:border-bottom="0.0007in solid #000000"/>
    </style:style>
    <style:style style:name="P1" style:family="paragraph" style:parent-style-name="Standard">
      <style:text-properties style:font-name="Pericles" fo:font-weight="bold" style:font-weight-asian="bold" style:font-weight-complex="bold"/>
    </style:style>
    <style:style style:name="P2" style:family="paragraph" style:parent-style-name="Standard">
      <style:text-properties style:font-name="Pericles" fo:font-size="10pt" fo:font-weight="normal" style:font-size-asian="10pt" style:font-weight-asian="normal" style:font-size-complex="10pt" style:font-weight-complex="normal"/>
    </style:style>
    <style:style style:name="P3" style:family="paragraph" style:parent-style-name="Standard">
      <style:text-properties style:font-name="Pericles" fo:font-size="10pt" fo:font-weight="bold" style:font-size-asian="10pt" style:font-weight-asian="bold" style:font-size-complex="10pt" style:font-weight-complex="bold"/>
    </style:style>
    <style:style style:name="P4" style:family="paragraph" style:parent-style-name="Standard">
      <style:text-properties style:font-name="Pericles" fo:font-size="10pt" fo:font-style="normal" style:text-underline-style="none" fo:font-weight="normal" style:font-size-asian="10pt" style:font-style-asian="normal" style:font-weight-asian="normal" style:font-size-complex="10pt" style:font-style-complex="normal" style:font-weight-complex="normal"/>
    </style:style>
    <style:style style:name="P5" style:family="paragraph" style:parent-style-name="Standard">
      <style:text-properties style:font-name="Pericles" fo:font-size="10pt" fo:font-style="normal" style:text-underline-style="none" fo:font-weight="bold" style:font-size-asian="10pt" style:font-style-asian="normal" style:font-weight-asian="bold" style:font-size-complex="10pt" style:font-style-complex="normal" style:font-weight-complex="bold"/>
    </style:style>
    <style:style style:name="P6" style:family="paragraph" style:parent-style-name="Table_20_Contents">
      <style:text-properties style:font-name="Pericles" fo:font-size="7pt" style:font-size-asian="7pt" style:font-size-complex="7pt"/>
    </style:style>
    <style:style style:name="P7" style:family="paragraph" style:parent-style-name="Table_20_Contents">
      <style:text-properties style:font-name="Pericles" fo:font-size="8pt" style:font-size-asian="8pt" style:font-size-complex="8pt"/>
    </style:style>
    <style:style style:name="P8" style:family="paragraph" style:parent-style-name="Standard" style:list-style-name="L1">
      <style:text-properties style:font-name="Pericles" fo:font-size="10pt" fo:font-weight="normal" style:font-size-asian="10pt" style:font-weight-asian="normal" style:font-size-complex="10pt" style:font-weight-complex="normal"/>
    </style:style>
    <style:style style:name="P9" style:family="paragraph" style:parent-style-name="Standard" style:list-style-name="L2">
      <style:text-properties style:font-name="Pericles" fo:font-size="10pt" fo:font-weight="normal" style:font-size-asian="10pt" style:font-weight-asian="normal" style:font-size-complex="10pt" style:font-weight-complex="normal"/>
    </style:style>
    <style:style style:name="P10" style:family="paragraph" style:parent-style-name="Standard" style:list-style-name="L3">
      <style:text-properties style:font-name="Pericles" fo:font-size="10pt" fo:font-weight="normal" style:font-size-asian="10pt" style:font-weight-asian="normal" style:font-size-complex="10pt" style:font-weight-complex="normal"/>
    </style:style>
    <style:style style:name="T1" style:family="text">
      <style:text-properties style:text-underline-style="solid" style:text-underline-width="auto" style:text-underline-color="font-color"/>
    </style:style>
    <style:style style:name="T2" style:family="text">
      <style:text-properties style:text-underline-style="non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Game Notes 9/2/2017</text:p>
      <text:p text:style-name="P1"/>
      <text:p text:style-name="P2">The group has defeated Nikomedes and freed Thelod from Ulder's curse. Now, there is the matter of tying up loose ends.</text:p>
      <text:p text:style-name="P2"/>
      <text:p text:style-name="P3">General</text:p>
      <text:p text:style-name="P2"/>
      <text:p text:style-name="P2">People are recovering, but the island is depopulated, with only a few hundred remaining. Survivors are in good spirits, but are reluctant to return to the city. There is just too much bad history there, and still possibly remnants of Shadow.</text:p>
      <text:p text:style-name="P2"/>
      <text:p text:style-name="P3">PC Actions</text:p>
      <text:p text:style-name="P2"/>
      <text:p text:style-name="P2">Each hero gets three actions they can perform in the 2-3 weeks in the "fellowship" phase. They can make anything up they like, but here is a list of possible actions.</text:p>
      <text:list xml:id="list458565796953483716" text:style-name="L1">
        <text:list-item>
          <text:p text:style-name="P8">Explore/search the tower</text:p>
        </text:list-item>
        <text:list-item>
          <text:p text:style-name="P8">Identify the items (Swift Wind, King's Scepter)</text:p>
        </text:list-item>
        <text:list-item>
          <text:p text:style-name="P8">Look for herbs in the countryside</text:p>
        </text:list-item>
        <text:list-item>
          <text:p text:style-name="P8">Identify/Research potions</text:p>
        </text:list-item>
        <text:list-item>
          <text:p text:style-name="P8">Train – gain a free check</text:p>
        </text:list-item>
        <text:list-item>
          <text:p text:style-name="P8">Carouse – gain a contact/npc card</text:p>
        </text:list-item>
        <text:list-item>
          <text:p text:style-name="P8">Reclaim a temple</text:p>
        </text:list-item>
        <text:list-item>
          <text:p text:style-name="P8">Assist the islanders – gain inspiration</text:p>
        </text:list-item>
      </text:list>
      <text:p text:style-name="P2"/>
      <text:p text:style-name="P3">Explore The Tower</text:p>
      <text:p text:style-name="P3"/>
      <text:p text:style-name="P2">The tower has 3 floors and a balcony/roof. The first two floors are living space and mostly uninteresting.</text:p>
      <text:p text:style-name="P2"/>
      <text:p text:style-name="P2">The study contains several scrolls and documents giving a +1 to lore and navigate checks while on the island. Also, there is a map of the Celestial Gates, and the pieces to a telescope.</text:p>
      <text:p text:style-name="P2"/>
      <text:p text:style-name="P2">If the telescope is repaired, any interested party can learn the skill Astronomy (RW) for free. This skill allows the user to predict the movements of the celestial bodies, which can be used to assist divination and navigation checks.</text:p>
      <text:p text:style-name="P2"/>
      <text:p text:style-name="P2">There is also a map of Anthis marked with xx symbols. Packaged with the map are two silver potions. Each symbol is a henge with three celestial symbols</text:p>
      <text:p text:style-name="P2"/>
      <text:p text:style-name="P3">The Celestial Dance and The Gates</text:p>
      <text:p text:style-name="P4"/>
      <text:p text:style-name="P5">Celestial Bodies</text:p>
      <text:p text:style-name="P4"/>
      <table:table table:name="Table2" table:style-name="Table2">
        <table:table-column table:style-name="Table2.A"/>
        <table:table-column table:style-name="Table2.B"/>
        <table:table-column table:style-name="Table2.C"/>
        <table:table-column table:style-name="Table2.D"/>
        <table:table-row>
          <table:table-cell table:style-name="Table2.A1" office:value-type="float" office:value="1">
            <text:p text:style-name="P7">1</text:p>
          </table:table-cell>
          <table:table-cell table:style-name="Table2.B1" office:value-type="string">
            <text:p text:style-name="P7">Aquae (AQ)</text:p>
          </table:table-cell>
          <table:table-cell table:style-name="Table2.B1" office:value-type="string">
            <text:p text:style-name="P7">A bright planet that travels the celestial dome in a wide vertical circle</text:p>
          </table:table-cell>
          <table:table-cell table:style-name="Table2.D1" office:value-type="float" office:value="4">
            <text:p text:style-name="P7">4</text:p>
          </table:table-cell>
        </table:table-row>
        <table:table-row>
          <table:table-cell table:style-name="Table2.A2" office:value-type="float" office:value="2">
            <text:p text:style-name="P7">2</text:p>
          </table:table-cell>
          <table:table-cell table:style-name="Table2.B2" office:value-type="string">
            <text:p text:style-name="P7">Brul (BR)</text:p>
          </table:table-cell>
          <table:table-cell table:style-name="Table2.B2" office:value-type="string">
            <text:p text:style-name="P7">An angry, red blood moon</text:p>
          </table:table-cell>
          <table:table-cell table:style-name="Table2.D2" office:value-type="float" office:value="12">
            <text:p text:style-name="P7">12</text:p>
          </table:table-cell>
        </table:table-row>
        <table:table-row>
          <table:table-cell table:style-name="Table2.A2" office:value-type="float" office:value="3">
            <text:p text:style-name="P7">3</text:p>
          </table:table-cell>
          <table:table-cell table:style-name="Table2.B2" office:value-type="string">
            <text:p text:style-name="P7">Castor &amp; Corax (CC)</text:p>
          </table:table-cell>
          <table:table-cell table:style-name="Table2.B2" office:value-type="string">
            <text:p text:style-name="P7">Two suns orbiting each other in tight circles</text:p>
          </table:table-cell>
          <table:table-cell table:style-name="Table2.D2" office:value-type="float" office:value="2">
            <text:p text:style-name="P7">2</text:p>
          </table:table-cell>
        </table:table-row>
        <table:table-row>
          <table:table-cell table:style-name="Table2.A2" office:value-type="float" office:value="4">
            <text:p text:style-name="P7">4</text:p>
          </table:table-cell>
          <table:table-cell table:style-name="Table2.B2" office:value-type="string">
            <text:p text:style-name="P7">Cancri (CI)</text:p>
          </table:table-cell>
          <table:table-cell table:style-name="Table2.B2" office:value-type="string">
            <text:p text:style-name="P7">The celestial dome represented by the Oracle Star</text:p>
          </table:table-cell>
          <table:table-cell table:style-name="Table2.D2" office:value-type="float" office:value="5">
            <text:p text:style-name="P7">5</text:p>
          </table:table-cell>
        </table:table-row>
        <table:table-row>
          <table:table-cell table:style-name="Table2.A2" office:value-type="float" office:value="5">
            <text:p text:style-name="P7">5</text:p>
          </table:table-cell>
          <table:table-cell table:style-name="Table2.B2" office:value-type="string">
            <text:p text:style-name="P7">Hegre (HG)</text:p>
          </table:table-cell>
          <table:table-cell table:style-name="Table2.B2" office:value-type="string">
            <text:p text:style-name="P7">A bright moon in one of eight phases</text:p>
          </table:table-cell>
          <table:table-cell table:style-name="Table2.D2" office:value-type="float" office:value="11">
            <text:p text:style-name="P7">11</text:p>
          </table:table-cell>
        </table:table-row>
        <table:table-row>
          <table:table-cell table:style-name="Table2.A2" office:value-type="float" office:value="6">
            <text:p text:style-name="P7">6</text:p>
          </table:table-cell>
          <table:table-cell table:style-name="Table2.B2" office:value-type="string">
            <text:p text:style-name="P7">Lex (LX)</text:p>
          </table:table-cell>
          <table:table-cell table:style-name="Table2.B2" office:value-type="string">
            <text:p text:style-name="P7">A bright planet that sweeps in a circle around C&amp;C</text:p>
          </table:table-cell>
          <table:table-cell table:style-name="Table2.D1" office:value-type="float" office:value="8">
            <text:p text:style-name="P7">8</text:p>
          </table:table-cell>
        </table:table-row>
        <table:table-row>
          <table:table-cell table:style-name="Table2.A2" office:value-type="float" office:value="7">
            <text:p text:style-name="P7">7</text:p>
          </table:table-cell>
          <table:table-cell table:style-name="Table2.B2" office:value-type="string">
            <text:p text:style-name="P7">Libra (LB)</text:p>
          </table:table-cell>
          <table:table-cell table:style-name="Table2.B2" office:value-type="string">
            <text:p text:style-name="P7"/>
          </table:table-cell>
          <table:table-cell table:style-name="Table2.D2" office:value-type="float" office:value="6">
            <text:p text:style-name="P7">6</text:p>
          </table:table-cell>
        </table:table-row>
        <table:table-row>
          <table:table-cell table:style-name="Table2.A2" office:value-type="float" office:value="8">
            <text:p text:style-name="P7">8</text:p>
          </table:table-cell>
          <table:table-cell table:style-name="Table2.B2" office:value-type="string">
            <text:p text:style-name="P7">Mordain (MN)</text:p>
          </table:table-cell>
          <table:table-cell table:style-name="Table2.B2" office:value-type="string">
            <text:p text:style-name="P7"/>
          </table:table-cell>
          <table:table-cell table:style-name="Table2.D2" office:value-type="float" office:value="1">
            <text:p text:style-name="P7">1</text:p>
          </table:table-cell>
        </table:table-row>
        <text:soft-page-break/>
        <table:table-row>
          <table:table-cell table:style-name="Table2.A2" office:value-type="float" office:value="9">
            <text:p text:style-name="P7">9</text:p>
          </table:table-cell>
          <table:table-cell table:style-name="Table2.B2" office:value-type="string">
            <text:p text:style-name="P7">Tathe (TH)</text:p>
          </table:table-cell>
          <table:table-cell table:style-name="Table2.B2" office:value-type="string">
            <text:p text:style-name="P7">The dark moon, seen only in crescents, or hidden</text:p>
          </table:table-cell>
          <table:table-cell table:style-name="Table2.D2" office:value-type="float" office:value="9">
            <text:p text:style-name="P7">9</text:p>
          </table:table-cell>
        </table:table-row>
        <table:table-row>
          <table:table-cell table:style-name="Table2.A2" office:value-type="float" office:value="10">
            <text:p text:style-name="P7">10</text:p>
          </table:table-cell>
          <table:table-cell table:style-name="Table2.B2" office:value-type="string">
            <text:p text:style-name="P7">Ulder (UL)</text:p>
          </table:table-cell>
          <table:table-cell table:style-name="Table2.B2" office:value-type="string">
            <text:p text:style-name="P7">A huge moon that has phases, but also fades in and out</text:p>
          </table:table-cell>
          <table:table-cell table:style-name="Table2.D2" office:value-type="float" office:value="10">
            <text:p text:style-name="P7">10</text:p>
          </table:table-cell>
        </table:table-row>
        <table:table-row>
          <table:table-cell table:style-name="Table2.A2" office:value-type="float" office:value="11">
            <text:p text:style-name="P7">11</text:p>
          </table:table-cell>
          <table:table-cell table:style-name="Table2.B2" office:value-type="string">
            <text:p text:style-name="P7">Vidra (VD)</text:p>
          </table:table-cell>
          <table:table-cell table:style-name="Table2.B2" office:value-type="string">
            <text:p text:style-name="P7">A distant moon with 8 phases and a "double" phase</text:p>
          </table:table-cell>
          <table:table-cell table:style-name="Table2.D2" office:value-type="float" office:value="3">
            <text:p text:style-name="P7">3</text:p>
          </table:table-cell>
        </table:table-row>
        <table:table-row>
          <table:table-cell table:style-name="Table2.A2" office:value-type="float" office:value="12">
            <text:p text:style-name="P7">12</text:p>
          </table:table-cell>
          <table:table-cell table:style-name="Table2.B2" office:value-type="string">
            <text:p text:style-name="P7">Ylid (YL)</text:p>
          </table:table-cell>
          <table:table-cell table:style-name="Table2.B2" office:value-type="string">
            <text:p text:style-name="P7">A wobbling start that stumbles across the celestial dome</text:p>
          </table:table-cell>
          <table:table-cell table:style-name="Table2.D2" office:value-type="float" office:value="7">
            <text:p text:style-name="P7">7</text:p>
          </table:table-cell>
        </table:table-row>
      </table:table>
      <text:p text:style-name="P4"/>
      <text:p text:style-name="P4"/>
      <text:p text:style-name="P5">Gates</text:p>
      <text:p text:style-name="P4"/>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row>
          <table:table-cell table:style-name="Table1.A1" office:value-type="string">
            <text:p text:style-name="P6">Gate 1</text:p>
          </table:table-cell>
          <table:table-cell table:style-name="Table1.A1" office:value-type="string">
            <text:p text:style-name="P6">Aquae 4</text:p>
          </table:table-cell>
          <table:table-cell table:style-name="Table1.A1" office:value-type="string">
            <text:p text:style-name="P6">Ulder 10</text:p>
          </table:table-cell>
          <table:table-cell table:style-name="Table1.A1" office:value-type="string">
            <text:p text:style-name="P6">Mordain 1</text:p>
          </table:table-cell>
          <table:table-cell table:style-name="Table1.A1" office:value-type="string">
            <text:p text:style-name="P6">40 days</text:p>
          </table:table-cell>
          <table:table-cell table:style-name="Table1.A1" office:value-type="string">
            <text:p text:style-name="P6">1 day</text:p>
          </table:table-cell>
          <table:table-cell table:style-name="Table1.A1" office:value-type="string">
            <text:p text:style-name="P6">41, 81, 121, 161</text:p>
          </table:table-cell>
          <table:table-cell table:style-name="Table1.H1" office:value-type="string">
            <text:p text:style-name="P6">Thelod</text:p>
          </table:table-cell>
        </table:table-row>
        <table:table-row>
          <table:table-cell table:style-name="Table1.A2" office:value-type="string">
            <text:p text:style-name="P6">Gate 2</text:p>
          </table:table-cell>
          <table:table-cell table:style-name="Table1.A2" office:value-type="string">
            <text:p text:style-name="P6">Brul 12</text:p>
          </table:table-cell>
          <table:table-cell table:style-name="Table1.A2" office:value-type="string">
            <text:p text:style-name="P6">C&amp;C 2</text:p>
          </table:table-cell>
          <table:table-cell table:style-name="Table1.A2" office:value-type="string">
            <text:p text:style-name="P6">Hegre 11</text:p>
          </table:table-cell>
          <table:table-cell table:style-name="Table1.A2" office:value-type="string">
            <text:p text:style-name="P6">264 days</text:p>
          </table:table-cell>
          <table:table-cell table:style-name="Table1.A2" office:value-type="string">
            <text:p text:style-name="P6">11 day</text:p>
          </table:table-cell>
          <table:table-cell table:style-name="Table1.A2" office:value-type="string">
            <text:p text:style-name="P6">275, 539, 803</text:p>
          </table:table-cell>
          <table:table-cell table:style-name="Table1.H2" office:value-type="string">
            <text:p text:style-name="P6">Near Vask</text:p>
          </table:table-cell>
        </table:table-row>
        <table:table-row>
          <table:table-cell table:style-name="Table1.A2" office:value-type="string">
            <text:p text:style-name="P6">Gate 3</text:p>
          </table:table-cell>
          <table:table-cell table:style-name="Table1.A2" office:value-type="string">
            <text:p text:style-name="P6">C&amp;C 2</text:p>
          </table:table-cell>
          <table:table-cell table:style-name="Table1.A2" office:value-type="string">
            <text:p text:style-name="P6">Cancri 5</text:p>
          </table:table-cell>
          <table:table-cell table:style-name="Table1.A2" office:value-type="string">
            <text:p text:style-name="P6">Tathe 9</text:p>
          </table:table-cell>
          <table:table-cell table:style-name="Table1.A2" office:value-type="string">
            <text:p text:style-name="P6">90 days</text:p>
          </table:table-cell>
          <table:table-cell table:style-name="Table1.A2" office:value-type="string">
            <text:p text:style-name="P6">21 day</text:p>
          </table:table-cell>
          <table:table-cell table:style-name="Table1.A2" office:value-type="string">
            <text:p text:style-name="P6">111, 201, 291</text:p>
          </table:table-cell>
          <table:table-cell table:style-name="Table1.H2" office:value-type="string">
            <text:p text:style-name="P6"/>
          </table:table-cell>
        </table:table-row>
        <table:table-row>
          <table:table-cell table:style-name="Table1.A2" office:value-type="string">
            <text:p text:style-name="P6">Gate 4</text:p>
          </table:table-cell>
          <table:table-cell table:style-name="Table1.A2" office:value-type="string">
            <text:p text:style-name="P6">Libra 6</text:p>
          </table:table-cell>
          <table:table-cell table:style-name="Table1.A2" office:value-type="string">
            <text:p text:style-name="P6">Tathe 9</text:p>
          </table:table-cell>
          <table:table-cell table:style-name="Table1.A2" office:value-type="string">
            <text:p text:style-name="P6">Vidra 3</text:p>
          </table:table-cell>
          <table:table-cell table:style-name="Table1.A2" office:value-type="string">
            <text:p text:style-name="P6">162 days</text:p>
          </table:table-cell>
          <table:table-cell table:style-name="Table1.A2" office:value-type="string">
            <text:p text:style-name="P6">31 day</text:p>
          </table:table-cell>
          <table:table-cell table:style-name="Table1.A2" office:value-type="string">
            <text:p text:style-name="P6">193, 355, 517</text:p>
          </table:table-cell>
          <table:table-cell table:style-name="Table1.H2" office:value-type="string">
            <text:p text:style-name="P6"/>
          </table:table-cell>
        </table:table-row>
        <table:table-row>
          <table:table-cell table:style-name="Table1.A2" office:value-type="string">
            <text:p text:style-name="P6">Gate 5</text:p>
          </table:table-cell>
          <table:table-cell table:style-name="Table1.A2" office:value-type="string">
            <text:p text:style-name="P6">Lex 8</text:p>
          </table:table-cell>
          <table:table-cell table:style-name="Table1.A2" office:value-type="string">
            <text:p text:style-name="P6">Tathe 9</text:p>
          </table:table-cell>
          <table:table-cell table:style-name="Table1.A2" office:value-type="string">
            <text:p text:style-name="P6">Mordain 1</text:p>
          </table:table-cell>
          <table:table-cell table:style-name="Table1.A2" office:value-type="string">
            <text:p text:style-name="P6">72 days</text:p>
          </table:table-cell>
          <table:table-cell table:style-name="Table1.A2" office:value-type="string">
            <text:p text:style-name="P6">41 day</text:p>
          </table:table-cell>
          <table:table-cell table:style-name="Table1.A2" office:value-type="string">
            <text:p text:style-name="P6">113, 185, 257</text:p>
          </table:table-cell>
          <table:table-cell table:style-name="Table1.H2" office:value-type="string">
            <text:p text:style-name="P6"/>
          </table:table-cell>
        </table:table-row>
        <table:table-row>
          <table:table-cell table:style-name="Table1.A2" office:value-type="string">
            <text:p text:style-name="P6">Gate 6</text:p>
          </table:table-cell>
          <table:table-cell table:style-name="Table1.A2" office:value-type="string">
            <text:p text:style-name="P6">Aquae 4</text:p>
          </table:table-cell>
          <table:table-cell table:style-name="Table1.A2" office:value-type="string">
            <text:p text:style-name="P6">Cancri 5</text:p>
          </table:table-cell>
          <table:table-cell table:style-name="Table1.A2" office:value-type="string">
            <text:p text:style-name="P6">Lex 8</text:p>
          </table:table-cell>
          <table:table-cell table:style-name="Table1.A2" office:value-type="string">
            <text:p text:style-name="P6">160 days</text:p>
          </table:table-cell>
          <table:table-cell table:style-name="Table1.A2" office:value-type="string">
            <text:p text:style-name="P6">51 day</text:p>
          </table:table-cell>
          <table:table-cell table:style-name="Table1.A2" office:value-type="string">
            <text:p text:style-name="P6">211, 371, 531</text:p>
          </table:table-cell>
          <table:table-cell table:style-name="Table1.H2" office:value-type="string">
            <text:p text:style-name="P6"/>
          </table:table-cell>
        </table:table-row>
        <table:table-row>
          <table:table-cell table:style-name="Table1.A2" office:value-type="string">
            <text:p text:style-name="P6">Gate 7</text:p>
          </table:table-cell>
          <table:table-cell table:style-name="Table1.A2" office:value-type="string">
            <text:p text:style-name="P6">Hegre 11</text:p>
          </table:table-cell>
          <table:table-cell table:style-name="Table1.A2" office:value-type="string">
            <text:p text:style-name="P6">Tathe 9</text:p>
          </table:table-cell>
          <table:table-cell table:style-name="Table1.A2" office:value-type="string">
            <text:p text:style-name="P6">Ulder 10</text:p>
          </table:table-cell>
          <table:table-cell table:style-name="Table1.A2" office:value-type="string">
            <text:p text:style-name="P6">990 days</text:p>
          </table:table-cell>
          <table:table-cell table:style-name="Table1.A2" office:value-type="string">
            <text:p text:style-name="P6">61 day</text:p>
          </table:table-cell>
          <table:table-cell table:style-name="Table1.A2" office:value-type="string">
            <text:p text:style-name="P6">1051, 2041</text:p>
          </table:table-cell>
          <table:table-cell table:style-name="Table1.H2" office:value-type="string">
            <text:p text:style-name="P6"/>
          </table:table-cell>
        </table:table-row>
        <table:table-row>
          <table:table-cell table:style-name="Table1.A2" office:value-type="string">
            <text:p text:style-name="P6">Gate 8</text:p>
          </table:table-cell>
          <table:table-cell table:style-name="Table1.A2" office:value-type="string">
            <text:p text:style-name="P6">Brul 12</text:p>
          </table:table-cell>
          <table:table-cell table:style-name="Table1.A2" office:value-type="string">
            <text:p text:style-name="P6">Vidra 3</text:p>
          </table:table-cell>
          <table:table-cell table:style-name="Table1.A2" office:value-type="string">
            <text:p text:style-name="P6">Ylid 7</text:p>
          </table:table-cell>
          <table:table-cell table:style-name="Table1.A2" office:value-type="string">
            <text:p text:style-name="P6">252 days</text:p>
          </table:table-cell>
          <table:table-cell table:style-name="Table1.A2" office:value-type="string">
            <text:p text:style-name="P6">71 day</text:p>
          </table:table-cell>
          <table:table-cell table:style-name="Table1.A2" office:value-type="string">
            <text:p text:style-name="P6">323, 575, 827</text:p>
          </table:table-cell>
          <table:table-cell table:style-name="Table1.H2" office:value-type="string">
            <text:p text:style-name="P6"/>
          </table:table-cell>
        </table:table-row>
        <table:table-row>
          <table:table-cell table:style-name="Table1.A2" office:value-type="string">
            <text:p text:style-name="P6">Gate 9</text:p>
          </table:table-cell>
          <table:table-cell table:style-name="Table1.A2" office:value-type="string">
            <text:p text:style-name="P6">Aquae 4</text:p>
          </table:table-cell>
          <table:table-cell table:style-name="Table1.A2" office:value-type="string">
            <text:p text:style-name="P6">Libra 6</text:p>
          </table:table-cell>
          <table:table-cell table:style-name="Table1.A2" office:value-type="string">
            <text:p text:style-name="P6">Mordain 1</text:p>
          </table:table-cell>
          <table:table-cell table:style-name="Table1.A2" office:value-type="string">
            <text:p text:style-name="P6">24 days</text:p>
          </table:table-cell>
          <table:table-cell table:style-name="Table1.A2" office:value-type="string">
            <text:p text:style-name="P6">1 day</text:p>
          </table:table-cell>
          <table:table-cell table:style-name="Table1.A2" office:value-type="string">
            <text:p text:style-name="P6">25, 49, 73, 97</text:p>
          </table:table-cell>
          <table:table-cell table:style-name="Table1.H2" office:value-type="string">
            <text:p text:style-name="P6"/>
          </table:table-cell>
        </table:table-row>
        <table:table-row>
          <table:table-cell table:style-name="Table1.A2" office:value-type="string">
            <text:p text:style-name="P6">Gate 10</text:p>
          </table:table-cell>
          <table:table-cell table:style-name="Table1.A2" office:value-type="string">
            <text:p text:style-name="P6">Aquae 4</text:p>
          </table:table-cell>
          <table:table-cell table:style-name="Table1.A2" office:value-type="string">
            <text:p text:style-name="P6">Brul 12</text:p>
          </table:table-cell>
          <table:table-cell table:style-name="Table1.A2" office:value-type="string">
            <text:p text:style-name="P6">Ulder 10</text:p>
          </table:table-cell>
          <table:table-cell table:style-name="Table1.A2" office:value-type="string">
            <text:p text:style-name="P6">480 days</text:p>
          </table:table-cell>
          <table:table-cell table:style-name="Table1.A2" office:value-type="string">
            <text:p text:style-name="P6">11 day</text:p>
          </table:table-cell>
          <table:table-cell table:style-name="Table1.A2" office:value-type="string">
            <text:p text:style-name="P6">491, 971, 1451</text:p>
          </table:table-cell>
          <table:table-cell table:style-name="Table1.H2" office:value-type="string">
            <text:p text:style-name="P6"/>
          </table:table-cell>
        </table:table-row>
        <table:table-row>
          <table:table-cell table:style-name="Table1.A2" office:value-type="string">
            <text:p text:style-name="P6">Gate 11</text:p>
          </table:table-cell>
          <table:table-cell table:style-name="Table1.A2" office:value-type="string">
            <text:p text:style-name="P6">Cancri 5</text:p>
          </table:table-cell>
          <table:table-cell table:style-name="Table1.A2" office:value-type="string">
            <text:p text:style-name="P6">Lex 8</text:p>
          </table:table-cell>
          <table:table-cell table:style-name="Table1.A2" office:value-type="string">
            <text:p text:style-name="P6">Libra 6</text:p>
          </table:table-cell>
          <table:table-cell table:style-name="Table1.A2" office:value-type="string">
            <text:p text:style-name="P6">240 days</text:p>
          </table:table-cell>
          <table:table-cell table:style-name="Table1.A2" office:value-type="string">
            <text:p text:style-name="P6">21 day</text:p>
          </table:table-cell>
          <table:table-cell table:style-name="Table1.A2" office:value-type="string">
            <text:p text:style-name="P6">261, 501, 741</text:p>
          </table:table-cell>
          <table:table-cell table:style-name="Table1.H2" office:value-type="string">
            <text:p text:style-name="P6">Near Caldrune</text:p>
          </table:table-cell>
        </table:table-row>
        <table:table-row>
          <table:table-cell table:style-name="Table1.A2" office:value-type="string">
            <text:p text:style-name="P6">Gate 12</text:p>
          </table:table-cell>
          <table:table-cell table:style-name="Table1.A2" office:value-type="string">
            <text:p text:style-name="P6">Lex 8</text:p>
          </table:table-cell>
          <table:table-cell table:style-name="Table1.A2" office:value-type="string">
            <text:p text:style-name="P6">Vidra 3</text:p>
          </table:table-cell>
          <table:table-cell table:style-name="Table1.A2" office:value-type="string">
            <text:p text:style-name="P6">Ylid 7</text:p>
          </table:table-cell>
          <table:table-cell table:style-name="Table1.A2" office:value-type="string">
            <text:p text:style-name="P6">168 days</text:p>
          </table:table-cell>
          <table:table-cell table:style-name="Table1.A2" office:value-type="string">
            <text:p text:style-name="P6">31 day</text:p>
          </table:table-cell>
          <table:table-cell table:style-name="Table1.A2" office:value-type="string">
            <text:p text:style-name="P6">199, 367, 535</text:p>
          </table:table-cell>
          <table:table-cell table:style-name="Table1.H2" office:value-type="string">
            <text:p text:style-name="P6"/>
          </table:table-cell>
        </table:table-row>
      </table:table>
      <text:p text:style-name="P4"/>
      <text:p text:style-name="P4">According to the notes left by the owner of the tower, it is day... 32 or so. And perhaps more interestingly, Thelod is built on the ruins of Orno'Talus, an ancient elven city. Underneath is a passage, which leads past some old elven tombs, and to a chamber with a moongate.</text:p>
      <text:p text:style-name="P4"/>
      <text:p text:style-name="P4">Indeed there is a secret passage under the tower, and after some light skeleton killing.... it leads to a small chamber with small holes for light, and here is the first moongate.</text:p>
      <text:p text:style-name="P4"/>
      <text:p text:style-name="P4">Moongates are archways sitting over a shallow, dark pool of liquid. The arch has celestial symbols carved into it, and a silver chalice set in a recepticle on top. The chalice has a liquid in it... either silver or black depending on whether it has been charged by light.</text:p>
      <text:p text:style-name="P4"/>
      <text:p text:style-name="P4">Each gate has a specific set of celestial bodies that activate it on a set cycle, ranging from days to years. When activated, the light from the stars and planets charge the liquid in the chalice and turn it from dark to light. That liquid can then be stored and later used to teleport back to this gate.</text:p>
      <text:p text:style-name="P4"/>
      <text:p text:style-name="P4">To use the gate to teleport, pour the silver liquid into the black pool. The liquid in the gate will turn silver and glow, and the portal will open, taking whoever steps through to the gate for which the liquid is keyed.</text:p>
      <text:p text:style-name="P2"/>
      <text:p text:style-name="P3">Helena Our Queen</text:p>
      <text:p text:style-name="P2"/>
      <text:p text:style-name="P2">During the celebrations, Helena gets stone-cold drunk and wakes with a terrible hangover, in a room filled with gifts, in a home decorated with newly grown flowers. It seems when she was drunk, she agreed to become the island's queen.</text:p>
      <text:p text:style-name="P2"/>
      <text:p text:style-name="P2">For a while, this might be cool as all the islanders are deferring to her. However, soon she will be asked to adjudicate the locals' problems</text:p>
      <text:list xml:id="list5880375963768826980" text:style-name="L2">
        <text:list-item>
          <text:p text:style-name="P9">Two villagers are arguing over who gets to round up and claim the sheep</text:p>
        </text:list-item>
        <text:list-item>
          <text:p text:style-name="P9">One neighbor is accusing another of putting a hole in his fence and stealing <text:soft-page-break/>his pigs</text:p>
        </text:list-item>
        <text:list-item>
          <text:p text:style-name="P9">The survivors from the city have come to live in Mykonos and need space and food</text:p>
        </text:list-item>
        <text:list-item>
          <text:p text:style-name="P9">A man named <text:span text:style-name="T1">Makarios</text:span><text:span text:style-name="T2"> claims to have owned a shop in Mykonos and has lost everything. He seeks renumeration from the old king's coffers</text:span></text:p>
        </text:list-item>
      </text:list>
      <text:p text:style-name="P2"/>
      <text:p text:style-name="P3">The Pirates</text:p>
      <text:p text:style-name="P2"/>
      <text:p text:style-name="P2">The Theyd pirates repair the <text:span text:style-name="T1">Ramspite</text:span> and prepare to return home. Before the pirates embark, <text:span text:style-name="T1">Sirtook</text:span> finds Kraeggaer and gives him a flag. "This is my flag. If you ever come across my ship, or another Theyd ship, you can fly this flag and they will recognize you."</text:p>
      <text:p text:style-name="P2"/>
      <text:p text:style-name="P3">The Vask</text:p>
      <text:p text:style-name="P2"/>
      <text:p text:style-name="P2">The leader of the Vaskan Mercs, <text:span text:style-name="T1">Pherecydes</text:span> (fair – eh – SI – deez) tells Helena that he heard what she did, and that she is welcome to accompany them back to Vask to experience the beginning of the new season, when the merc companies return home.</text:p>
      <text:p text:style-name="P2"/>
      <text:p text:style-name="P3">Agape</text:p>
      <text:p text:style-name="P2"/>
      <text:p text:style-name="P2">Agape and her followers are busy restoring Aquae's temple in Thelod. She is still bitter about failing to claim the Grand Temple at Chalcis, but is still hopeful that she can spread Aquae's influence across the island from the capital.</text:p>
      <text:p text:style-name="P2"/>
      <text:p text:style-name="P2">In the absence of any other authority, Agape is the de facto leader of the island. However, her plans are not progressing because the city remains in ruins and unpopulated.</text:p>
      <text:p text:style-name="P2"/>
      <text:p text:style-name="P2">She will offer the party any equipment they require from the city... and be generally stand-offish to the dwarf.</text:p>
      <text:p text:style-name="P2"/>
      <text:p text:style-name="P3">Herbs</text:p>
      <text:p text:style-name="P2"/>
      <text:list xml:id="list5611811772085055835" text:style-name="L3">
        <text:list-item>
          <text:p text:style-name="P10">Lightfoot (2d4) – Gives user +1 move for 6 rounds</text:p>
        </text:list-item>
        <text:list-item>
          <text:p text:style-name="P10">Aloe (2d12) – Heals 1d4 damage with herb lore roll (dl 8)</text:p>
        </text:list-item>
        <text:list-item>
          <text:p text:style-name="P10">Salt Reeds (2d20) – Used to spice/preserve food</text:p>
        </text:list-item>
        <text:list-item>
          <text:p text:style-name="P10">Ice Flower (2d4) – Gives resist fire, immune to ignite for 6 rounds</text:p>
        </text:list-item>
        <text:list-item>
          <text:p text:style-name="P10">Filander (2d6) – Resist poison</text:p>
        </text:list-item>
        <text:list-item>
          <text:p text:style-name="P10">Hillock (2d12) – Grants 2 temporary hit point for 3 hours</text:p>
        </text:list-item>
        <text:list-item>
          <text:p text:style-name="P10">Allander (2d4) – Gives +1 search for 3 hours</text:p>
        </text:list-item>
        <text:list-item>
          <text:p text:style-name="P10">Chol Root (2d6) – Repels normal insects/spiders, gives giant versions a -1 to-hit/damage the wearer for 1 hour</text:p>
        </text:list-item>
        <text:list-item>
          <text:p text:style-name="P10">Cadaver Vine (2d6) – Preserves a dead body for up to 1 week/dose</text:p>
        </text:list-item>
        <text:list-item>
          <text:p text:style-name="P10">Jamny (2d4) – Can be prepared into invisible ink</text:p>
        </text:list-item>
        <text:list-item>
          <text:p text:style-name="P10">Noxo Fruit (2d6) – A single fruit can sustain someone for one day</text:p>
        </text:list-item>
        <text:list-item>
          <text:p text:style-name="P10">Brul Pepper (2d6) -- +1 damage for 6 rounds</text:p>
        </text:list-item>
      </text:list>
      <text:p text:style-name="P2"/>
      <text:p text:style-name="P3">King's Scepter</text:p>
      <text:p text:style-name="P2"/>
      <text:p text:style-name="P2">Can be wielded either 1h or 2h, as a hammer, or staff. Does 1d6+1 damage. Creates light for 3 hours at the cost of 1 hit point, or 1 inspiration. Can command a humanoid creature for 4 rounds (save P16), but user gains divine malus: Lex.</text:p>
      <text:p text:style-name="P2"/>
      <text:p text:style-name="P2">Can shatter the item to do 2d10 penetrating damage to all adjacent, but consumes the item.</text:p>
      <text:p text:style-name="P3"><text:soft-page-break/></text:p>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Pericles" svg:font-family="Pericles"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5H51M56S</meta:editing-duration>
    <meta:editing-cycles>12</meta:editing-cycles>
    <meta:generator>OpenOffice/4.1.3$Win32 OpenOffice.org_project/413m1$Build-9783</meta:generator>
    <dc:date>2017-09-02T09:25:38.11</dc:date>
    <dc:creator>Chris Magoun</dc:creator>
    <meta:document-statistic meta:table-count="2" meta:image-count="0" meta:object-count="0" meta:page-count="4" meta:paragraph-count="191" meta:word-count="1376" meta:character-count="6979"/>
    <meta:user-defined meta:name="Info 1"/>
    <meta:user-defined meta:name="Info 2"/>
    <meta:user-defined meta:name="Info 3"/>
    <meta:user-defined meta:name="Info 4"/>
  </office:meta>
</office:document-meta>
</file>